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45cm" fo:margin-left="0cm" fo:margin-top="0cm" fo:margin-bottom="0cm" fo:break-before="auto" fo:break-after="auto" table:align="left"/>
    </style:style>
    <style:style style:name="Table1.A" style:family="table-column">
      <style:table-column-properties style:column-width="17.445cm"/>
    </style:style>
    <style:style style:name="Table1.1" style:family="table-row">
      <style:table-row-properties style:min-row-height="0.596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15.596cm" fo:keep-together="auto"/>
    </style:style>
    <style:style style:name="Table2" style:family="table">
      <style:table-properties style:width="17.445cm" fo:margin-left="0cm" fo:margin-top="0cm" fo:margin-bottom="0cm" fo:break-before="auto" fo:break-after="auto" table:align="left"/>
    </style:style>
    <style:style style:name="Table2.A" style:family="table-column">
      <style:table-column-properties style:column-width="17.445cm"/>
    </style:style>
    <style:style style:name="Table2.1" style:family="table-row">
      <style:table-row-properties style:min-row-height="0.6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style:min-row-height="17.057cm" fo:keep-together="auto"/>
    </style:style>
    <style:style style:name="Table3" style:family="table">
      <style:table-properties style:width="17.445cm" fo:margin-left="0cm" fo:margin-top="0cm" fo:margin-bottom="0cm" fo:break-before="auto" fo:break-after="auto" table:align="left"/>
    </style:style>
    <style:style style:name="Table3.A" style:family="table-column">
      <style:table-column-properties style:column-width="17.445cm"/>
    </style:style>
    <style:style style:name="Table3.1" style:family="table-row">
      <style:table-row-properties style:min-row-height="0.6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2" style:family="table-row">
      <style:table-row-properties style:min-row-height="11.702cm" fo:keep-together="auto"/>
    </style:style>
    <style:style style:name="Table4" style:family="table">
      <style:table-properties style:width="17.445cm" fo:margin-left="0cm" fo:margin-top="0cm" fo:margin-bottom="0cm" fo:break-before="auto" fo:break-after="auto" table:align="left"/>
    </style:style>
    <style:style style:name="Table4.A" style:family="table-column">
      <style:table-column-properties style:column-width="17.445cm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2" style:family="table-row">
      <style:table-row-properties style:min-row-height="9.754cm" fo:keep-together="auto"/>
    </style:style>
    <style:style style:name="Table5" style:family="table">
      <style:table-properties style:width="17.445cm" fo:margin-left="0cm" fo:margin-top="0cm" fo:margin-bottom="0cm" fo:break-before="auto" fo:break-after="auto" table:align="left"/>
    </style:style>
    <style:style style:name="Table5.A" style:family="table-column">
      <style:table-column-properties style:column-width="17.445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2" style:family="table-row">
      <style:table-row-properties style:min-row-height="7.807cm" fo:keep-together="auto"/>
    </style:style>
    <style:style style:name="Table6" style:family="table">
      <style:table-properties style:width="17.445cm" fo:margin-left="0cm" fo:margin-top="0cm" fo:margin-bottom="0cm" fo:break-before="auto" fo:break-after="auto" table:align="left"/>
    </style:style>
    <style:style style:name="Table6.A" style:family="table-column">
      <style:table-column-properties style:column-width="17.445cm"/>
    </style:style>
    <style:style style:name="Table6.1" style:family="table-row">
      <style:table-row-properties style:min-row-height="0.6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7.445cm" fo:margin-left="0cm" fo:margin-top="0cm" fo:margin-bottom="0cm" fo:break-before="auto" fo:break-after="auto" table:align="left"/>
    </style:style>
    <style:style style:name="Table7.A" style:family="table-column">
      <style:table-column-properties style:column-width="17.445cm"/>
    </style:style>
    <style:style style:name="Table7.1" style:family="table-row">
      <style:table-row-properties style:min-row-height="11.215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7.445cm" fo:margin-left="0cm" fo:margin-top="0cm" fo:margin-bottom="0cm" fo:break-before="auto" fo:break-after="auto" table:align="left"/>
    </style:style>
    <style:style style:name="Table8.A" style:family="table-column">
      <style:table-column-properties style:column-width="17.445cm"/>
    </style:style>
    <style:style style:name="Table8.1" style:family="table-row">
      <style:table-row-properties style:min-row-height="0.596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2" style:family="table-row">
      <style:table-row-properties style:min-row-height="9.267cm" fo:keep-together="auto"/>
    </style:style>
    <style:style style:name="Table9" style:family="table">
      <style:table-properties style:width="17.445cm" fo:margin-left="0cm" fo:margin-top="0cm" fo:margin-bottom="0cm" fo:break-before="auto" fo:break-after="auto" table:align="left"/>
    </style:style>
    <style:style style:name="Table9.A" style:family="table-column">
      <style:table-column-properties style:column-width="17.445cm"/>
    </style:style>
    <style:style style:name="Table9.1" style:family="table-row">
      <style:table-row-properties style:min-row-height="0.6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7.445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7.445cm"/>
    </style:style>
    <style:style style:name="Table10.1" style:family="table-row">
      <style:table-row-properties style:min-row-height="15.109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7.445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7.445cm"/>
    </style:style>
    <style:style style:name="Table11.1" style:family="table-row">
      <style:table-row-properties style:min-row-height="0.6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2" style:family="table-row">
      <style:table-row-properties style:min-row-height="13.162cm" fo:keep-together="auto"/>
    </style:style>
    <style:style style:name="Table12" style:family="table">
      <style:table-properties style:width="17.445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7.445cm"/>
    </style:style>
    <style:style style:name="Table12.1" style:family="table-row">
      <style:table-row-properties style:min-row-height="0.6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2" style:family="table-row">
      <style:table-row-properties style:min-row-height="9.754cm" fo:keep-together="auto"/>
    </style:style>
    <style:style style:name="Table13" style:family="table">
      <style:table-properties style:width="17.445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7.445cm"/>
    </style:style>
    <style:style style:name="Table13.1" style:family="table-row">
      <style:table-row-properties style:min-row-height="0.6cm"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3.2" style:family="table-row">
      <style:table-row-properties style:min-row-height="12.188cm" fo:keep-together="auto"/>
    </style:style>
    <style:style style:name="Table14" style:family="table">
      <style:table-properties style:width="17.445cm" fo:margin-left="0cm" fo:margin-top="0cm" fo:margin-bottom="0cm" fo:break-before="auto" fo:break-after="auto" table:align="left"/>
    </style:style>
    <style:style style:name="Table14.A" style:family="table-column">
      <style:table-column-properties style:column-width="17.445cm"/>
    </style:style>
    <style:style style:name="Table14.1" style:family="table-row">
      <style:table-row-properties style:min-row-height="0.6cm"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4.2" style:family="table-row">
      <style:table-row-properties style:min-row-height="11.702cm" fo:keep-together="auto"/>
    </style:style>
    <style:style style:name="Table15" style:family="table">
      <style:table-properties style:width="17.445cm" fo:margin-left="0cm" fo:margin-top="0cm" fo:margin-bottom="0cm" fo:break-before="auto" fo:break-after="auto" table:align="left"/>
    </style:style>
    <style:style style:name="Table15.A" style:family="table-column">
      <style:table-column-properties style:column-width="17.445cm"/>
    </style:style>
    <style:style style:name="Table15.1" style:family="table-row">
      <style:table-row-properties style:min-row-height="0.596cm"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5.2" style:family="table-row">
      <style:table-row-properties style:min-row-height="5.863cm" fo:keep-together="auto"/>
    </style:style>
    <style:style style:name="Table16" style:family="table">
      <style:table-properties style:width="17.445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7.445cm"/>
    </style:style>
    <style:style style:name="Table16.1" style:family="table-row">
      <style:table-row-properties style:min-row-height="0.596cm"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6.2" style:family="table-row">
      <style:table-row-properties style:min-row-height="5.863cm" fo:keep-together="auto"/>
    </style:style>
    <style:style style:name="Table17" style:family="table">
      <style:table-properties style:width="17.445cm" fo:margin-left="0cm" fo:margin-top="0cm" fo:margin-bottom="0cm" fo:break-before="auto" fo:break-after="auto" table:align="left"/>
    </style:style>
    <style:style style:name="Table17.A" style:family="table-column">
      <style:table-column-properties style:column-width="17.445cm"/>
    </style:style>
    <style:style style:name="Table17.1" style:family="table-row">
      <style:table-row-properties style:min-row-height="0.6cm"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7.2" style:family="table-row">
      <style:table-row-properties style:min-row-height="9.754cm" fo:keep-together="auto"/>
    </style:style>
    <style:style style:name="Table18" style:family="table">
      <style:table-properties style:width="17.445cm" fo:margin-left="0cm" fo:margin-top="0cm" fo:margin-bottom="0cm" fo:break-before="auto" fo:break-after="auto" table:align="left"/>
    </style:style>
    <style:style style:name="Table18.A" style:family="table-column">
      <style:table-column-properties style:column-width="17.445cm"/>
    </style:style>
    <style:style style:name="Table18.1" style:family="table-row">
      <style:table-row-properties style:min-row-height="0.6cm"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8.2" style:family="table-row">
      <style:table-row-properties style:min-row-height="11.702cm" fo:keep-together="auto"/>
    </style:style>
    <style:style style:name="Table19" style:family="table">
      <style:table-properties style:width="17.445cm" fo:margin-left="0cm" fo:margin-top="0cm" fo:margin-bottom="0cm" fo:break-before="auto" fo:break-after="auto" table:align="left"/>
    </style:style>
    <style:style style:name="Table19.A" style:family="table-column">
      <style:table-column-properties style:column-width="17.445cm"/>
    </style:style>
    <style:style style:name="Table19.1" style:family="table-row">
      <style:table-row-properties style:min-row-height="0.6cm" fo:keep-together="auto"/>
    </style:style>
    <style:style style:name="Table19.A1" style:family="table-cell">
      <style:table-cell-properties style:vertical-align="" fo:padding="0.176cm" fo:border="1pt solid #000000"/>
    </style:style>
    <style:style style:name="Table19.2" style:family="table-row">
      <style:table-row-properties style:min-row-height="11.702cm" fo:keep-together="auto"/>
    </style:style>
    <style:style style:name="Table20" style:family="table">
      <style:table-properties style:width="17.445cm" fo:margin-left="0cm" fo:margin-top="0cm" fo:margin-bottom="0cm" fo:break-before="auto" fo:break-after="auto" table:align="left"/>
    </style:style>
    <style:style style:name="Table20.A" style:family="table-column">
      <style:table-column-properties style:column-width="17.445cm"/>
    </style:style>
    <style:style style:name="Table20.1" style:family="table-row">
      <style:table-row-properties style:min-row-height="0.6cm" fo:keep-together="auto"/>
    </style:style>
    <style:style style:name="Table20.A1" style:family="table-cell">
      <style:table-cell-properties style:vertical-align="" fo:padding="0.176cm" fo:border="1pt solid #000000"/>
    </style:style>
    <style:style style:name="Table20.2" style:family="table-row">
      <style:table-row-properties style:min-row-height="11.702cm" fo:keep-together="auto"/>
    </style:style>
    <style:style style:name="Table21" style:family="table">
      <style:table-properties style:width="17.445cm" fo:margin-left="0cm" fo:margin-top="0cm" fo:margin-bottom="0cm" fo:break-before="auto" fo:break-after="auto" table:align="left"/>
    </style:style>
    <style:style style:name="Table21.A" style:family="table-column">
      <style:table-column-properties style:column-width="17.445cm"/>
    </style:style>
    <style:style style:name="Table21.1" style:family="table-row">
      <style:table-row-properties style:min-row-height="0.596cm"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1.2" style:family="table-row">
      <style:table-row-properties style:min-row-height="10.728cm" fo:keep-together="auto"/>
    </style:style>
    <style:style style:name="Table22" style:family="table">
      <style:table-properties style:width="17.445cm" fo:margin-left="0cm" fo:margin-top="0cm" fo:margin-bottom="0cm" fo:break-before="auto" fo:break-after="auto" table:align="left"/>
    </style:style>
    <style:style style:name="Table22.A" style:family="table-column">
      <style:table-column-properties style:column-width="17.445cm"/>
    </style:style>
    <style:style style:name="Table22.1" style:family="table-row">
      <style:table-row-properties style:min-row-height="0.6cm"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7.445cm" fo:margin-left="0cm" fo:margin-top="0cm" fo:margin-bottom="0cm" fo:break-before="auto" fo:break-after="auto" table:align="left"/>
    </style:style>
    <style:style style:name="Table23.A" style:family="table-column">
      <style:table-column-properties style:column-width="17.445cm"/>
    </style:style>
    <style:style style:name="Table23.1" style:family="table-row">
      <style:table-row-properties style:min-row-height="10.241cm" fo:keep-together="auto"/>
    </style:style>
    <style:style style:name="Table23.A1" style:family="table-cell">
      <style:table-cell-properties style:vertical-align="" fo:padding="0.176cm" fo:border="1pt solid #000000"/>
    </style:style>
    <style:style style:name="Table24" style:family="table">
      <style:table-properties style:width="17.445cm" fo:margin-left="0cm" fo:margin-top="0cm" fo:margin-bottom="0cm" fo:break-before="auto" fo:break-after="auto" table:align="left"/>
    </style:style>
    <style:style style:name="Table24.A" style:family="table-column">
      <style:table-column-properties style:column-width="17.445cm"/>
    </style:style>
    <style:style style:name="Table24.1" style:family="table-row">
      <style:table-row-properties style:min-row-height="0.6cm"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4.2" style:family="table-row">
      <style:table-row-properties style:min-row-height="13.649cm" fo:keep-together="auto"/>
    </style:style>
    <style:style style:name="Table25" style:family="table">
      <style:table-properties style:width="17.445cm" fo:margin-left="0cm" fo:margin-top="0cm" fo:margin-bottom="0cm" fo:break-before="auto" fo:break-after="auto" table:align="left"/>
    </style:style>
    <style:style style:name="Table25.A" style:family="table-column">
      <style:table-column-properties style:column-width="17.445cm"/>
    </style:style>
    <style:style style:name="Table25.1" style:family="table-row">
      <style:table-row-properties style:min-row-height="0.6cm" fo:keep-together="auto"/>
    </style:style>
    <style:style style:name="Table25.A1" style:family="table-cell">
      <style:table-cell-properties style:vertical-align="" fo:padding="0.176cm" fo:border="1pt solid #000000"/>
    </style:style>
    <style:style style:name="Table25.2" style:family="table-row">
      <style:table-row-properties style:min-row-height="13.162cm" fo:keep-together="auto"/>
    </style:style>
    <style:style style:name="Table26" style:family="table">
      <style:table-properties style:width="17.445cm" fo:margin-left="0cm" fo:margin-top="0cm" fo:margin-bottom="0cm" fo:break-before="auto" fo:break-after="auto" table:align="left"/>
    </style:style>
    <style:style style:name="Table26.A" style:family="table-column">
      <style:table-column-properties style:column-width="17.445cm"/>
    </style:style>
    <style:style style:name="Table26.1" style:family="table-row">
      <style:table-row-properties style:min-row-height="0.596cm" fo:keep-together="auto"/>
    </style:style>
    <style:style style:name="Table26.A1" style:family="table-cell">
      <style:table-cell-properties style:vertical-align="" fo:padding="0.176cm" fo:border="1pt solid #000000"/>
    </style:style>
    <style:style style:name="Table26.2" style:family="table-row">
      <style:table-row-properties style:min-row-height="12.188cm" fo:keep-together="auto"/>
    </style:style>
    <style:style style:name="Table27" style:family="table">
      <style:table-properties style:width="17.445cm" fo:margin-left="0cm" fo:margin-top="0cm" fo:margin-bottom="0cm" fo:break-before="auto" fo:break-after="auto" table:align="left"/>
    </style:style>
    <style:style style:name="Table27.A" style:family="table-column">
      <style:table-column-properties style:column-width="17.445cm"/>
    </style:style>
    <style:style style:name="Table27.1" style:family="table-row">
      <style:table-row-properties style:min-row-height="0.6cm" fo:keep-together="auto"/>
    </style:style>
    <style:style style:name="Table27.A1" style:family="table-cell">
      <style:table-cell-properties style:vertical-align="" fo:padding="0.176cm" fo:border="1pt solid #000000"/>
    </style:style>
    <style:style style:name="Table27.2" style:family="table-row">
      <style:table-row-properties style:min-row-height="10.241cm" fo:keep-together="auto"/>
    </style:style>
    <style:style style:name="Table28" style:family="table">
      <style:table-properties style:width="17.445cm" fo:margin-left="0cm" fo:margin-top="0cm" fo:margin-bottom="0cm" fo:break-before="auto" fo:break-after="auto" table:align="left"/>
    </style:style>
    <style:style style:name="Table28.A" style:family="table-column">
      <style:table-column-properties style:column-width="17.445cm"/>
    </style:style>
    <style:style style:name="Table28.1" style:family="table-row">
      <style:table-row-properties style:min-row-height="0.596cm" fo:keep-together="auto"/>
    </style:style>
    <style:style style:name="Table28.A1" style:family="table-cell">
      <style:table-cell-properties style:vertical-align="" fo:padding="0.176cm" fo:border="1pt solid #000000"/>
    </style:style>
    <style:style style:name="Table28.2" style:family="table-row">
      <style:table-row-properties style:min-row-height="10.241cm" fo:keep-together="auto"/>
    </style:style>
    <style:style style:name="Table29" style:family="table">
      <style:table-properties style:width="17.445cm" fo:margin-left="0cm" fo:margin-top="0cm" fo:margin-bottom="0cm" fo:break-before="auto" fo:break-after="auto" table:align="left"/>
    </style:style>
    <style:style style:name="Table29.A" style:family="table-column">
      <style:table-column-properties style:column-width="17.445cm"/>
    </style:style>
    <style:style style:name="Table29.1" style:family="table-row">
      <style:table-row-properties style:min-row-height="0.596cm" fo:keep-together="auto"/>
    </style:style>
    <style:style style:name="Table29.A1" style:family="table-cell">
      <style:table-cell-properties style:vertical-align="" fo:padding="0.176cm" fo:border="1pt solid #000000"/>
    </style:style>
    <style:style style:name="Table29.2" style:family="table-row">
      <style:table-row-properties style:min-row-height="14.623cm" fo:keep-together="auto"/>
    </style:style>
    <style:style style:name="Table30" style:family="table">
      <style:table-properties style:width="17.445cm" fo:margin-left="0cm" fo:margin-top="0cm" fo:margin-bottom="0cm" fo:break-before="auto" fo:break-after="auto" table:align="left"/>
    </style:style>
    <style:style style:name="Table30.A" style:family="table-column">
      <style:table-column-properties style:column-width="17.445cm"/>
    </style:style>
    <style:style style:name="Table30.1" style:family="table-row">
      <style:table-row-properties style:min-row-height="0.6cm" fo:keep-together="auto"/>
    </style:style>
    <style:style style:name="Table30.A1" style:family="table-cell">
      <style:table-cell-properties style:vertical-align="" fo:padding="0.176cm" fo:border="1pt solid #000000"/>
    </style:style>
    <style:style style:name="Table30.2" style:family="table-row">
      <style:table-row-properties style:min-row-height="9.267cm" fo:keep-together="auto"/>
    </style:style>
    <style:style style:name="Table31" style:family="table">
      <style:table-properties style:width="17.445cm" fo:margin-left="0cm" fo:margin-top="0cm" fo:margin-bottom="0cm" fo:break-before="auto" fo:break-after="auto" table:align="left"/>
    </style:style>
    <style:style style:name="Table31.A" style:family="table-column">
      <style:table-column-properties style:column-width="17.445cm"/>
    </style:style>
    <style:style style:name="Table31.1" style:family="table-row">
      <style:table-row-properties style:min-row-height="0.6cm" fo:keep-together="auto"/>
    </style:style>
    <style:style style:name="Table31.A1" style:family="table-cell">
      <style:table-cell-properties style:vertical-align="" fo:padding="0.176cm" fo:border="1pt solid #000000"/>
    </style:style>
    <style:style style:name="Table31.2" style:family="table-row">
      <style:table-row-properties style:min-row-height="13.649cm" fo:keep-together="auto"/>
    </style:style>
    <style:style style:name="Table32" style:family="table">
      <style:table-properties style:width="17.445cm" fo:margin-left="0cm" fo:margin-top="0cm" fo:margin-bottom="0cm" fo:break-before="auto" fo:break-after="auto" table:align="left"/>
    </style:style>
    <style:style style:name="Table32.A" style:family="table-column">
      <style:table-column-properties style:column-width="17.445cm"/>
    </style:style>
    <style:style style:name="Table32.1" style:family="table-row">
      <style:table-row-properties style:min-row-height="0.596cm" fo:keep-together="auto"/>
    </style:style>
    <style:style style:name="Table32.A1" style:family="table-cell">
      <style:table-cell-properties style:vertical-align="" fo:padding="0.176cm" fo:border="1pt solid #000000"/>
    </style:style>
    <style:style style:name="Table32.2" style:family="table-row">
      <style:table-row-properties style:min-row-height="14.623cm" fo:keep-together="auto"/>
    </style:style>
    <style:style style:name="Table33" style:family="table">
      <style:table-properties style:width="17.445cm" fo:margin-left="0cm" fo:margin-top="0cm" fo:margin-bottom="0cm" fo:break-before="auto" fo:break-after="auto" table:align="left"/>
    </style:style>
    <style:style style:name="Table33.A" style:family="table-column">
      <style:table-column-properties style:column-width="17.445cm"/>
    </style:style>
    <style:style style:name="Table33.1" style:family="table-row">
      <style:table-row-properties style:min-row-height="0.596cm" fo:keep-together="auto"/>
    </style:style>
    <style:style style:name="Table33.A1" style:family="table-cell">
      <style:table-cell-properties style:vertical-align="" fo:padding="0.176cm" fo:border="1pt solid #000000"/>
    </style:style>
    <style:style style:name="Table33.2" style:family="table-row">
      <style:table-row-properties style:min-row-height="11.215cm" fo:keep-together="auto"/>
    </style:style>
    <style:style style:name="Table34" style:family="table">
      <style:table-properties style:width="17.445cm" fo:margin-left="0cm" fo:margin-top="0cm" fo:margin-bottom="0cm" fo:break-before="auto" fo:break-after="auto" table:align="left"/>
    </style:style>
    <style:style style:name="Table34.A" style:family="table-column">
      <style:table-column-properties style:column-width="17.445cm"/>
    </style:style>
    <style:style style:name="Table34.1" style:family="table-row">
      <style:table-row-properties style:min-row-height="0.6cm" fo:keep-together="auto"/>
    </style:style>
    <style:style style:name="Table34.A1" style:family="table-cell">
      <style:table-cell-properties style:vertical-align="" fo:padding="0.176cm" fo:border="1pt solid #000000"/>
    </style:style>
    <style:style style:name="Table34.2" style:family="table-row">
      <style:table-row-properties style:min-row-height="12.188cm" fo:keep-together="auto"/>
    </style:style>
    <style:style style:name="P1" style:family="paragraph" style:parent-style-name="Standard">
      <style:paragraph-properties fo:margin-left="1.52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1.52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1.524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fo:background-color="#fd7741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7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84cm" fo:margin-right="0cm" fo:margin-top="0.496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9" style:family="paragraph" style:parent-style-name="Standard">
      <style:paragraph-properties fo:margin-left="0.84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" style:family="paragraph" style:parent-style-name="Standard">
      <style:paragraph-properties fo:margin-left="0.84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.84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>
      <style:paragraph-properties fo:margin-left="0.84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0.2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.206cm" fo:margin-right="0cm" fo:margin-top="0.346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0.226cm" fo:margin-top="20.653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16" style:family="paragraph" style:parent-style-name="Standard">
      <style:paragraph-properties fo:margin-left="0.21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.217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.21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9" style:family="paragraph" style:parent-style-name="Standard">
      <style:paragraph-properties fo:margin-left="0.213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0" style:family="paragraph" style:parent-style-name="Standard">
      <style:paragraph-properties fo:margin-left="0.213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1" style:family="paragraph" style:parent-style-name="Standard">
      <style:paragraph-properties fo:margin-left="0.213cm" fo:margin-right="0cm" fo:margin-top="0.965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2" style:family="paragraph" style:parent-style-name="Standard">
      <style:paragraph-properties fo:margin-left="0.213cm" fo:margin-right="0cm" fo:margin-top="0.967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3" style:family="paragraph" style:parent-style-name="Standard">
      <style:paragraph-properties fo:margin-left="0.213cm" fo:margin-right="0cm" fo:margin-top="1.452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Standard">
      <style:paragraph-properties fo:margin-left="0.208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>
      <style:paragraph-properties fo:margin-left="0.208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>
      <style:paragraph-properties fo:margin-left="0.254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fo:margin-left="0.25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.254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.201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Standard">
      <style:paragraph-properties fo:margin-left="0.201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1" style:family="paragraph" style:parent-style-name="Standard">
      <style:paragraph-properties fo:margin-left="0.201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Standard">
      <style:paragraph-properties fo:margin-left="1.47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style:paragraph-properties fo:margin-left="1.476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Standard">
      <style:paragraph-properties fo:margin-left="2.75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style:paragraph-properties fo:margin-left="2.757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style:paragraph-properties fo:margin-left="2.757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7" style:family="paragraph" style:parent-style-name="Standard">
      <style:paragraph-properties fo:margin-left="1.4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Standard">
      <style:paragraph-properties fo:margin-left="1.471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Standard">
      <style:paragraph-properties fo:margin-left="1.471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Standard">
      <style:paragraph-properties fo:margin-left="2.74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1" style:family="paragraph" style:parent-style-name="Standard">
      <style:paragraph-properties fo:margin-left="2.74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2" style:family="paragraph" style:parent-style-name="Standard">
      <style:paragraph-properties fo:margin-left="2.746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3" style:family="paragraph" style:parent-style-name="Standard">
      <style:paragraph-properties fo:margin-left="2.75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4" style:family="paragraph" style:parent-style-name="Standard">
      <style:paragraph-properties fo:margin-left="0.838cm" fo:margin-right="0cm" fo:margin-top="0.4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5" style:family="paragraph" style:parent-style-name="Standard">
      <style:paragraph-properties fo:margin-left="0.838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6" style:family="paragraph" style:parent-style-name="Standard">
      <style:paragraph-properties fo:margin-left="0.838cm" fo:margin-right="0cm" fo:margin-top="0.965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7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8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9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.841cm" fo:margin-right="0cm" fo:margin-top="0.497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1" style:family="paragraph" style:parent-style-name="Standard">
      <style:paragraph-properties fo:margin-left="0.841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2" style:family="paragraph" style:parent-style-name="Standard">
      <style:paragraph-properties fo:margin-left="0.85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3" style:family="paragraph" style:parent-style-name="Standard">
      <style:paragraph-properties fo:margin-left="0.855cm" fo:margin-right="0cm" fo:margin-top="0.092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4" style:family="paragraph" style:parent-style-name="Standard">
      <style:paragraph-properties fo:margin-left="0.855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5" style:family="paragraph" style:parent-style-name="Standard">
      <style:paragraph-properties fo:margin-left="0cm" fo:margin-right="0.256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56" style:family="paragraph" style:parent-style-name="Standard">
      <style:paragraph-properties fo:margin-left="0.205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7" style:family="paragraph" style:parent-style-name="Standard">
      <style:paragraph-properties fo:margin-left="0.20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58" style:family="paragraph" style:parent-style-name="Standard">
      <style:paragraph-properties fo:margin-left="2.748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9" style:family="paragraph" style:parent-style-name="Standard">
      <style:paragraph-properties fo:margin-left="2.748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0" style:family="paragraph" style:parent-style-name="Standard">
      <style:paragraph-properties fo:margin-left="4.02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1" style:family="paragraph" style:parent-style-name="Standard">
      <style:paragraph-properties fo:margin-left="2.79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Standard">
      <style:paragraph-properties fo:margin-left="0cm" fo:margin-right="0.24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3" style:family="paragraph" style:parent-style-name="Standard">
      <style:paragraph-properties fo:margin-left="0cm" fo:margin-right="0.254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4" style:family="paragraph" style:parent-style-name="Standard">
      <style:paragraph-properties fo:margin-left="1.48cm" fo:margin-right="0.309cm" fo:margin-top="0.965cm" fo:margin-bottom="0cm" loext:contextual-spacing="false" fo:line-height="95%" fo:text-align="start" style:justify-single-word="false" fo:keep-together="auto" fo:orphans="0" fo:widows="0" fo:text-indent="-0.64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5" style:family="paragraph" style:parent-style-name="Standard">
      <style:paragraph-properties fo:margin-left="1.445cm" fo:margin-right="0.76cm" fo:margin-top="0.965cm" fo:margin-bottom="0cm" loext:contextual-spacing="false" fo:line-height="95%" fo:text-align="start" style:justify-single-word="false" fo:keep-together="auto" fo:orphans="0" fo:widows="0" fo:text-indent="-0.589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6" style:family="paragraph" style:parent-style-name="Standard">
      <style:paragraph-properties fo:margin-left="0cm" fo:margin-right="0.243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7" style:family="paragraph" style:parent-style-name="Standard">
      <style:paragraph-properties fo:margin-left="0.841cm" fo:margin-right="0.751cm" fo:margin-top="1.453cm" fo:margin-bottom="0cm" loext:contextual-spacing="false" fo:line-height="191%" fo:text-align="start" style:justify-single-word="false" fo:keep-together="auto" fo:orphans="0" fo:widows="0" fo:text-indent="-0.002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8" style:family="paragraph" style:parent-style-name="Standard">
      <style:paragraph-properties fo:margin-left="0cm" fo:margin-right="0.245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9" style:family="paragraph" style:parent-style-name="Standard">
      <style:paragraph-properties fo:margin-left="0cm" fo:margin-right="0.247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70" style:family="paragraph" style:parent-style-name="Standard">
      <style:paragraph-properties fo:margin-left="1.47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1" style:family="paragraph" style:parent-style-name="Standard">
      <style:paragraph-properties fo:margin-left="1.478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2" style:family="paragraph" style:parent-style-name="Standard">
      <style:paragraph-properties fo:margin-left="0cm" fo:margin-right="0.25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73" style:family="paragraph" style:parent-style-name="Standard">
      <style:paragraph-properties fo:margin-left="4.01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Standard">
      <style:paragraph-properties fo:margin-left="2.7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Standard">
      <style:paragraph-properties fo:margin-left="0cm" fo:margin-right="0.249cm" fo:margin-top="0cm" fo:margin-bottom="0cm" loext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8" style:family="paragraph" style:parent-style-name="Standard">
      <style:paragraph-properties fo:margin-left="4.0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9" style:family="paragraph" style:parent-style-name="Standard">
      <style:paragraph-properties fo:margin-left="4.0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0" style:family="paragraph" style:parent-style-name="Standard">
      <style:paragraph-properties fo:margin-left="2.7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1" style:family="paragraph" style:parent-style-name="Standard">
      <style:paragraph-properties fo:margin-left="4.01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2" style:family="paragraph" style:parent-style-name="Standard">
      <style:paragraph-properties fo:margin-left="4.02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3" style:family="paragraph" style:parent-style-name="Standard">
      <style:paragraph-properties fo:margin-left="1.49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84" style:family="paragraph" style:parent-style-name="Standard">
      <style:paragraph-properties fo:margin-left="1.49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5" style:family="paragraph" style:parent-style-name="Standard">
      <style:paragraph-properties fo:margin-left="2.76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86" style:family="paragraph" style:parent-style-name="Standard">
      <style:paragraph-properties fo:margin-left="4.01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7" style:family="paragraph" style:parent-style-name="Standard">
      <style:paragraph-properties fo:margin-left="1.49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8" style:family="paragraph" style:parent-style-name="Standard">
      <style:paragraph-properties fo:margin-left="2.74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9" style:family="paragraph" style:parent-style-name="Standard">
      <style:paragraph-properties fo:margin-left="2.73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0" style:family="paragraph" style:parent-style-name="Standard">
      <style:paragraph-properties fo:margin-left="2.745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1" style:family="paragraph" style:parent-style-name="Standard">
      <style:paragraph-properties fo:margin-left="2.745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2" style:family="paragraph" style:parent-style-name="Standard">
      <style:paragraph-properties fo:margin-left="0cm" fo:margin-right="3.441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3" style:family="paragraph" style:parent-style-name="Standard">
      <style:paragraph-properties fo:margin-left="4.02cm" fo:margin-right="0cm" fo:margin-top="0.47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4" style:family="paragraph" style:parent-style-name="Standard">
      <style:paragraph-properties fo:margin-left="4.0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5" style:family="paragraph" style:parent-style-name="Standard">
      <style:paragraph-properties fo:margin-left="0cm" fo:margin-right="2.794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6" style:family="paragraph" style:parent-style-name="Standard">
      <style:paragraph-properties fo:margin-left="1.46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7" style:family="paragraph" style:parent-style-name="Standard">
      <style:paragraph-properties fo:margin-left="1.46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98" style:family="paragraph" style:parent-style-name="Standard">
      <style:paragraph-properties fo:margin-left="1.46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9" style:family="paragraph" style:parent-style-name="Standard">
      <style:paragraph-properties fo:margin-left="2.129cm" fo:margin-right="0cm" fo:margin-top="0.377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00" style:family="paragraph" style:parent-style-name="Standard">
      <style:paragraph-properties fo:margin-left="2.762cm" fo:margin-right="1.304cm" fo:margin-top="0.026cm" fo:margin-bottom="0cm" loext:contextual-spacing="false" fo:line-height="83%" fo:text-align="start" style:justify-single-word="false" fo:keep-together="auto" fo:orphans="0" fo:widows="0" fo:text-indent="-0.63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01" style:family="paragraph" style:parent-style-name="Standard" style:master-page-name="Standard">
      <style:paragraph-properties fo:margin-left="0.20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2" style:family="paragraph" style:parent-style-name="Standard">
      <style:paragraph-properties fo:margin-left="0.84cm" fo:margin-right="0cm" fo:margin-top="0.496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3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4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font-size="12pt" fo:font-weight="bold" officeooo:rsid="001a1f7a" officeooo:paragraph-rsid="001a1f7a" style:font-name-asian="Times New Roman1" style:font-size-asian="12pt" style:font-weight-asian="bold" style:font-name-complex="Times New Roman1" style:font-size-complex="12pt"/>
    </style:style>
    <style:style style:name="P105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106" style:family="paragraph" style:parent-style-name="Standard">
      <style:paragraph-properties fo:margin-left="0.84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7" style:family="paragraph" style:parent-style-name="Standard">
      <style:paragraph-properties fo:margin-left="0.859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font-size="12pt" fo:font-weight="bold" officeooo:paragraph-rsid="0017e75d" style:font-name-asian="Times New Roman1" style:font-size-asian="12pt" style:font-weight-asian="bold" style:font-name-complex="Times New Roman1" style:font-size-complex="12pt"/>
    </style:style>
    <style:style style:name="P108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9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font-size="12pt" fo:font-weight="normal" officeooo:paragraph-rsid="00183472" style:font-name-asian="Times New Roman1" style:font-size-asian="12pt" style:font-weight-asian="normal" style:font-name-complex="Times New Roman1" style:font-size-complex="12pt" style:font-weight-complex="normal"/>
    </style:style>
    <style:style style:name="P110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weight="normal" style:font-weight-asian="normal" style:font-weight-complex="normal"/>
    </style:style>
    <style:style style:name="P111" style:family="paragraph" style:parent-style-name="Standard">
      <style:paragraph-properties fo:margin-left="0.84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2" style:family="paragraph" style:parent-style-name="Standard">
      <style:paragraph-properties fo:margin-left="0.049cm" fo:margin-right="0cm" fo:margin-top="0cm" fo:margin-bottom="0.446cm" loext:contextual-spacing="false" fo:line-height="110%" fo:text-align="start" style:justify-single-word="false" fo:orphans="0" fo:widows="0" fo:text-indent="-0.018cm" style:auto-text-indent="false" fo:padding="0cm" fo:border="none"/>
      <style:text-properties style:font-name="Times New Roman" fo:font-size="12pt" fo:font-weight="bold" officeooo:paragraph-rsid="00183472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fo:background-color="#fd7741" loext:char-shading-value="0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" fo:font-style="normal" style:text-underline-style="none" fo:font-weight="bold" officeooo:rsid="0017e75d" style:font-name-asian="Times New Roman1" style:font-style-asian="normal" style:font-weight-asian="bold" style:font-name-complex="Times New Roman1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Noto Sans Symbols" fo:font-style="normal" style:text-underline-style="none" fo:font-weight="normal" style:font-name-asian="Noto Sans Symbols1" style:font-style-asian="normal" style:font-weight-asian="normal" style:font-name-complex="Noto Sans Symbols1"/>
    </style:style>
    <style:style style:name="T7" style:family="text">
      <style:text-properties officeooo:rsid="00163235"/>
    </style:style>
    <style:style style:name="T8" style:family="text">
      <style:text-properties officeooo:rsid="0017e75d"/>
    </style:style>
    <style:style style:name="T9" style:family="text">
      <style:text-properties officeooo:rsid="00183472"/>
    </style:style>
    <style:style style:name="T10" style:family="text">
      <style:text-properties style:text-line-through-style="none" style:text-line-through-type="none" style:font-name="Times New Roman" fo:font-size="12pt" fo:letter-spacing="normal" fo:font-style="normal" style:text-underline-style="none" fo:font-weight="normal" style:font-size-asian="12pt" style:font-style-asian="normal" style:font-weight-asian="normal"/>
    </style:style>
    <style:style style:name="T11" style:family="text">
      <style:text-properties style:text-line-through-style="none" style:text-line-through-type="none" style:font-name="Times New Roman" fo:font-size="12pt" fo:letter-spacing="normal" fo:font-style="normal" style:text-underline-style="none" fo:font-weight="normal" officeooo:rsid="001a1f7a" style:font-size-asian="12pt" style:font-style-asian="normal" style:font-weight-asian="normal"/>
    </style:style>
    <style:style style:name="T12" style:family="text">
      <style:text-properties style:text-line-through-style="none" style:text-line-through-type="none" style:font-name="Times New Roman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style:text-line-through-style="none" style:text-line-through-type="none" style:font-name="Times New Roman" fo:font-size="12pt" fo:letter-spacing="normal" fo:font-style="normal" style:text-underline-style="none" fo:font-weight="normal" officeooo:rsid="001a1f7a" style:font-name-asian="Times New Roman1" style:font-size-asian="12pt" style:font-style-asian="normal" style:font-weight-asian="normal" style:font-name-complex="Times New Roman1" style:font-size-complex="12pt"/>
    </style:style>
    <style:style style:name="T14" style:family="text">
      <style:text-properties style:text-line-through-style="none" style:text-line-through-type="none" style:font-name="Times New Roman" fo:font-size="12pt" fo:letter-spacing="normal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15" style:family="text">
      <style:text-properties style:text-line-through-style="none" style:text-line-through-type="none" style:font-name="Times New Roman" fo:font-size="12pt" fo:letter-spacing="normal" fo:font-style="normal" style:text-underline-style="none" officeooo:rsid="00183472" style:font-name-asian="Times New Roman1" style:font-size-asian="12pt" style:font-style-asian="normal" style:font-name-complex="Times New Roman1" style:font-size-complex="12pt"/>
    </style:style>
    <style:style style:name="T16" style:family="text">
      <style:text-properties style:text-line-through-style="none" style:text-line-through-type="none" style:font-name="Times New Roman" fo:font-size="12pt" fo:letter-spacing="normal" fo:font-style="normal" style:text-underline-style="none" style:font-size-asian="12pt" style:font-style-asian="normal"/>
    </style:style>
    <style:style style:name="T17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/>
    </style:style>
    <style:style style:name="T18" style:family="text">
      <style:text-properties style:text-line-through-style="none" style:text-line-through-type="none" fo:letter-spacing="normal" fo:font-style="normal" style:text-underline-style="none" style:font-style-asian="normal"/>
    </style:style>
    <style:style style:name="T19" style:family="text">
      <style:text-properties style:text-line-through-style="none" style:text-line-through-type="none" fo:letter-spacing="normal" fo:font-style="normal" style:text-underline-style="none" officeooo:rsid="00183472" style:font-style-asian="normal"/>
    </style:style>
    <style:style style:name="T20" style:family="text">
      <style:text-properties officeooo:rsid="001a1f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Java Question with Answer:- </text:p>
      <text:p text:style-name="P13">------------------------------------ </text:p>
      <text:p text:style-name="P14">Note: <text:s/></text:p>
      <text:p text:style-name="P99"><text:span text:style-name="T6">• </text:span><text:span text:style-name="T4">All Questions are based on Java 7 or earlier versions. </text:span></text:p>
      <text:p text:style-name="P100"><text:span text:style-name="T6">• </text:span><text:span text:style-name="T4">Questions are having three level as Beginner, Intermediate and <text:s/>Complex. </text:span></text:p>
      <text:p text:style-name="P15">Page 1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Question : 1 Level : Beginner</text:p>
          </table:table-cell>
        </table:table-row>
        <text:soft-page-break/>
        <table:table-row table:style-name="Table1.2">
          <table:table-cell table:style-name="Table1.A1" office:value-type="string">
            <text:p text:style-name="P18">Question: What is the exact output of this code? </text:p>
            <text:p text:style-name="P24">class A { </text:p>
            <text:p text:style-name="P26">} </text:p>
            <text:p text:style-name="P29">public class B{ </text:p>
            <text:p text:style-name="P32">void m1(){ </text:p>
            <text:p text:style-name="P34">System.out.println("This is method of Class B"); </text:p>
            <text:p text:style-name="P2">} </text:p>
            <text:p text:style-name="P27">} </text:p>
            <text:p text:style-name="P29">public class C{ </text:p>
            <text:p text:style-name="P37">public static void main(String[] args){ </text:p>
            <text:p text:style-name="P40">B objB = new B(); </text:p>
            <text:p text:style-name="P34">System.out.print("This is Class C"); </text:p>
            <text:p text:style-name="P43">objB.m1(); </text:p>
            <text:p text:style-name="P3">} </text:p>
            <text:p text:style-name="P27">} </text:p>
            <text:p text:style-name="P19">Output :- </text:p>
            <text:p text:style-name="P44">A. This is method of Class B </text:p>
            <text:p text:style-name="P47">B. This is Class C. </text:p>
            <text:p text:style-name="P52">C. This is Class C, This is method of Class B. </text:p>
            <text:p text:style-name="P6">D. Compilation Error. </text:p>
            <text:p text:style-name="P30">Answer: D</text:p>
            <text:p text:style-name="P57"><text:span text:style-name="T4">Explanation: </text:span><text:span text:style-name="T5">There shoudn’t be two <text:s/>public classes</text:span></text:p>
          </table:table-cell>
        </table:table-row>
      </table:table>
      <text:p text:style-name="P77"/>
      <text:p text:style-name="P77"/>
      <text:p text:style-name="P55">Page 2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Question : 2 Level : Beginner</text:p>
          </table:table-cell>
        </table:table-row>
        <text:soft-page-break/>
        <table:table-row table:style-name="Table2.2">
          <table:table-cell table:style-name="Table2.A1" office:value-type="string">
            <text:p text:style-name="P18">Question: What is the output of this code? </text:p>
            <text:p text:style-name="P56">Note: Save this code as GlobalClass.java, Compile it and execute it. </text:p>
            <text:p text:style-name="P24">class A { </text:p>
            <text:p text:style-name="P37">public static void main(String[] args) { </text:p>
            <text:p text:style-name="P34">System.out.print("This is Class A"); </text:p>
            <text:p text:style-name="P2">} </text:p>
            <text:p text:style-name="P27">} </text:p>
            <text:p text:style-name="P25">class B { </text:p>
            <text:p text:style-name="P37">public static void main(String[] args) { </text:p>
            <text:p text:style-name="P34">System.out.print("This is Class B"); </text:p>
            <text:p text:style-name="P2">} </text:p>
            <text:p text:style-name="P27">} </text:p>
            <text:p text:style-name="P24">class C { </text:p>
            <text:p text:style-name="P37">public static void main(String[] args) { </text:p>
            <text:p text:style-name="P34">System.out.print("This is Class C"); </text:p>
            <text:p text:style-name="P2">} </text:p>
            <text:p text:style-name="P27">} </text:p>
            <text:p text:style-name="P25">class D { </text:p>
            <text:p text:style-name="P26">} </text:p>
            <text:p text:style-name="P19">Output :- </text:p>
            <text:p text:style-name="P45">A. In a Class, Cannot be define more than one Main method. </text:p>
            <text:p text:style-name="P47">B. Code successfully compile and Execute. </text:p>
            <text:p text:style-name="P52">C. NoClassDefFoundError. </text:p>
            <text:p text:style-name="P6">D. None of the above.</text:p>
            <text:p text:style-name="P4">Answer:C</text:p>
            <text:p text:style-name="P4">Explanation:So many main functions used <text:span text:style-name="T8">in</text:span> the class is not found</text:p>
          </table:table-cell>
        </table:table-row>
      </table:table>
      <text:p text:style-name="P77"/>
      <text:p text:style-name="P77"/>
      <text:p text:style-name="P55">Page 3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Question : 3 Level : Intermediate</text:p>
          </table:table-cell>
        </table:table-row>
        <text:soft-page-break/>
        <table:table-row table:style-name="Table3.2">
          <table:table-cell table:style-name="Table3.A1" office:value-type="string">
            <text:p text:style-name="P18">Question: What is the output of this code? </text:p>
            <text:p text:style-name="P29">public class DemoTestArrays { </text:p>
            <text:p text:style-name="P37">public static void main(String[] args) { </text:p>
            <text:p text:style-name="P40">int arrOne[] = { 1, 2, 3, 4, 5 }; </text:p>
            <text:p text:style-name="P40">int arrTwo[] = { 0, 0, 0, 0, 0 }; </text:p>
            <text:p text:style-name="P58">for (int i = 0; i &lt; arrOne.length; i++) { </text:p>
            <text:p text:style-name="P60">arrTwo[i] = arrOne[arrOne.length - i - 1]; </text:p>
            <text:p text:style-name="P61">} </text:p>
            <text:p text:style-name="P35">System.out.println(Arrays.toString(arrTwo)); </text:p>
            <text:p text:style-name="P2">} </text:p>
            <text:p text:style-name="P27">} </text:p>
            <text:p text:style-name="P19">Output :- </text:p>
            <text:p text:style-name="P45">A. [0, 0, 0, 0, 0]. </text:p>
            <text:p text:style-name="P47">B. [5, 4, 3, 2, 1]. </text:p>
            <text:p text:style-name="P52">C. [1, 2, 3, 4, 5]. </text:p>
            <text:p text:style-name="P6">D. Runtime Error.</text:p>
            <text:p text:style-name="P4">Answer:B</text:p>
          </table:table-cell>
        </table:table-row>
      </table:table>
      <text:p text:style-name="P77"/>
      <text:p text:style-name="P77"/>
      <text:p text:style-name="P62">Page 4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Question : 4 Level : Intermediate</text:p>
          </table:table-cell>
        </table:table-row>
        <table:table-row table:style-name="Table4.2">
          <table:table-cell table:style-name="Table4.A1" office:value-type="string">
            <text:p text:style-name="P18">Question: What is the output of this code? </text:p>
            <text:p text:style-name="P29">public class DemoTestClass { </text:p>
            <text:p text:style-name="P37">public static void main(String[] args) { </text:p>
            <text:p text:style-name="P35">String[] elements = { "AAA", "BBB", "CCC" }; </text:p>
            <text:p text:style-name="P34">String first = (elements.length &gt; 0) ? elements[0] : null; </text:p>
            <text:p text:style-name="P34">System.out.println(first); </text:p>
            <text:p text:style-name="P2">} </text:p>
            <text:p text:style-name="P27">} </text:p>
            <text:p text:style-name="P20">Output :- </text:p>
            <text:p text:style-name="P45">A. BBB. </text:p>
            <text:p text:style-name="P47">B. CCC. </text:p>
            <text:p text:style-name="P52">C. AAA. </text:p>
            <text:p text:style-name="P6">D. Runtime Error.</text:p>
            <text:p text:style-name="P4">Answer:C</text:p>
          </table:table-cell>
        </table:table-row>
      </table:table>
      <text:p text:style-name="P77"/>
      <text:p text:style-name="P77"/>
      <text:p text:style-name="P63">Page 5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6">Question : 5 Level : Intermediate</text:p>
          </table:table-cell>
        </table:table-row>
        <table:table-row table:style-name="Table5.2">
          <table:table-cell table:style-name="Table5.A1" office:value-type="string">
            <text:p text:style-name="P18">Question: Is there a destructor for Java? </text:p>
            <text:p text:style-name="P64">A. No, Because Java is a garbage collected language, you cannot predict when (or even if) <text:s/>an object will be destroyed. </text:p>
            <text:p text:style-name="P50">B. Yes, Java is quite mature as a language and memory leak can be fixed. </text:p>
            <text:p text:style-name="P65">C. Java objects are heap allocated and garbage collected, that's why destructor used in <text:s/>java. </text:p>
            <text:p text:style-name="P8">D. None of the above.</text:p>
            <text:p text:style-name="P102">Answer:A</text:p>
            <text:p text:style-name="P107">Explanation:Java has Garbage collector which acts <text:span text:style-name="T8">as a </text:span>Destructor</text:p>
          </table:table-cell>
        </table:table-row>
      </table:table>
      <text:p text:style-name="P77"/>
      <text:p text:style-name="P7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Question : 6 Level : Beginner</text:p>
          </table:table-cell>
        </table:table-row>
      </table:table>
      <text:p text:style-name="P77"/>
      <text:p text:style-name="P77"/>
      <text:p text:style-name="P66">Page 6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Question: Read carefully below code and identify the correct answer? </text:p>
            <text:p text:style-name="P29">public class ClassMain { </text:p>
            <text:p text:style-name="P38">public static void main(String[] args) { </text:p>
            <text:p text:style-name="P34">String main = "main is incorrect defined"; </text:p>
            <text:p text:style-name="P34">System.out.println(main); </text:p>
            <text:p text:style-name="P2">} </text:p>
            <text:p text:style-name="P27">} </text:p>
            <text:p text:style-name="P67">A. Yes, it compiles and execute because, the character sequence "main" is an identifier. B. No, because main is a keyword/reserve word in java. </text:p>
            <text:p text:style-name="P53">C. It does not compile. </text:p>
            <text:p text:style-name="P9">D. In Java, Main keyword is not used twice.</text:p>
            <text:p text:style-name="P10">Answer:A</text:p>
          </table:table-cell>
        </table:table-row>
      </table:table>
      <text:p text:style-name="P77"/>
      <text:p text:style-name="P77"/>
      <text:p text:style-name="P68">Page 7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6">Question : 7 Level : Beginner</text:p>
          </table:table-cell>
        </table:table-row>
        <table:table-row table:style-name="Table8.2">
          <table:table-cell table:style-name="Table8.A1" office:value-type="string">
            <text:p text:style-name="P18">Question: Read the given below code and identify correct Output? </text:p>
            <text:p text:style-name="P24">class MyProgram { </text:p>
            <text:p text:style-name="P32">int count = 0; </text:p>
            <text:p text:style-name="P38">public static void main(String[] args) { </text:p>
            <text:p text:style-name="P34">System.out.println(count); </text:p>
            <text:p text:style-name="P2">} </text:p>
            <text:p text:style-name="P27">} </text:p>
            <text:p text:style-name="P19">Output :- </text:p>
            <text:p text:style-name="P44">A. null. </text:p>
            <text:p text:style-name="P47">B. 0. </text:p>
            <text:p text:style-name="P52">C. Error. </text:p>
            <text:p text:style-name="P6">D. None of the above.</text:p>
            <text:p text:style-name="P4"/>
            <text:p text:style-name="P4">Answer:C</text:p>
            <text:p text:style-name="P4">Explanation:non-static count cannot be referenced from a static context</text:p>
          </table:table-cell>
        </table:table-row>
      </table:table>
      <text:p text:style-name="P77"/>
      <text:p text:style-name="P7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Question : 8 Level : Beginner</text:p>
          </table:table-cell>
        </table:table-row>
      </table:table>
      <text:p text:style-name="P77"/>
      <text:p text:style-name="P77"/>
      <text:p text:style-name="P69">Page 8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8">Question: How many Objects created in the below code? </text:p>
            <text:p text:style-name="P24">class X { </text:p>
            <text:p text:style-name="P70">X() { </text:p>
            <text:p text:style-name="P34">System.out.println(this.hashCode()); </text:p>
            <text:p text:style-name="P2">} </text:p>
            <text:p text:style-name="P27">} </text:p>
            <text:p text:style-name="P24">class Y extends X { </text:p>
            <text:p text:style-name="P71">Y() { </text:p>
            <text:p text:style-name="P34">System.out.println(this.hashCode()); </text:p>
            <text:p text:style-name="P2">} </text:p>
            <text:p text:style-name="P27">} </text:p>
            <text:p text:style-name="P29">public class TestClass { </text:p>
            <text:p text:style-name="P37">public static void main(String[] args) { </text:p>
            <text:p text:style-name="P59">Y y = new Y(); </text:p>
            <text:p text:style-name="P34">System.out.println(y.hashCode()); </text:p>
            <text:p text:style-name="P2">} </text:p>
            <text:p text:style-name="P27">} </text:p>
            <text:p text:style-name="P21">Output :- </text:p>
            <text:p text:style-name="P45">A. 3. </text:p>
            <text:p text:style-name="P47">B. 2. </text:p>
            <text:p text:style-name="P52">C. 1. </text:p>
            <text:p text:style-name="P6">D. None of the above.</text:p>
            <text:p text:style-name="P4">Answer:C</text:p>
          </table:table-cell>
        </table:table-row>
      </table:table>
      <text:p text:style-name="P77"/>
      <text:p text:style-name="P77"/>
      <text:p text:style-name="P72">Page 9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6">Question : 9 Level : Intermediate</text:p>
          </table:table-cell>
        </table:table-row>
        <text:soft-page-break/>
        <table:table-row table:style-name="Table11.2">
          <table:table-cell table:style-name="Table11.A1" office:value-type="string">
            <text:p text:style-name="P18">Question: What is the correct output of the given code? </text:p>
            <text:p text:style-name="P29">public class Test { </text:p>
            <text:p text:style-name="P37">public static double calculation(double a, double b) { </text:p>
            <text:p text:style-name="P40">if (a == b) { </text:p>
            <text:p text:style-name="P73">return 0; </text:p>
            <text:p text:style-name="P61">} else { </text:p>
            <text:p text:style-name="P73">return 2 / (a - b); </text:p>
            <text:p text:style-name="P61">} </text:p>
            <text:p text:style-name="P2">} </text:p>
            <text:p text:style-name="P39">public static void main(String[] args) { </text:p>
            <text:p text:style-name="P74">double d1 = Double.MIN_VALUE; </text:p>
            <text:p text:style-name="P74">double d2 = 2.0 * Double.MIN_VALUE; </text:p>
            <text:p text:style-name="P34">System.out.println("Result: " + calculation(d1, d2)); </text:p>
            <text:p text:style-name="P2">} </text:p>
            <text:p text:style-name="P27">} </text:p>
            <text:p text:style-name="P19">Output :- </text:p>
            <text:p text:style-name="P45">A. 0.0 </text:p>
            <text:p text:style-name="P47">B. 0 </text:p>
            <text:p text:style-name="P52">C. Error </text:p>
            <text:p text:style-name="P6">D. -Infinity</text:p>
            <text:p text:style-name="P4">Answer:D</text:p>
          </table:table-cell>
        </table:table-row>
      </table:table>
      <text:p text:style-name="P77"/>
      <text:p text:style-name="P77"/>
      <text:p text:style-name="P75">Page 10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6">Question : 10 Level : Intermediate</text:p>
          </table:table-cell>
        </table:table-row>
        <table:table-row table:style-name="Table12.2">
          <table:table-cell table:style-name="Table12.A1" office:value-type="string">
            <text:p text:style-name="P18">Question: What is the correct answer of the below code? </text:p>
            <text:p text:style-name="P29">public class Test { </text:p>
            <text:p text:style-name="P37">public static void main(String[] args) { </text:p>
            <text:p text:style-name="P40">int j = 0; </text:p>
            <text:p text:style-name="P40">if ((8 &gt; 4) | (j++ == 7)) </text:p>
            <text:p text:style-name="P78">System.out.println("j = " + j); </text:p>
            <text:p text:style-name="P2">} </text:p>
            <text:p text:style-name="P27">} </text:p>
            <text:p text:style-name="P22">Output :- </text:p>
            <text:p text:style-name="P45">A. 0 </text:p>
            <text:p text:style-name="P47">B. 1 </text:p>
            <text:p text:style-name="P52">C. 2 </text:p>
            <text:p text:style-name="P6">D. ArithmeticException (Divided by zero)</text:p>
            <text:p text:style-name="P4">Answer:B</text:p>
          </table:table-cell>
        </table:table-row>
      </table:table>
      <text:p text:style-name="P77"><text:soft-page-break/></text:p>
      <text:p text:style-name="P77"/>
      <text:p text:style-name="P55">Page 11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Question : 11 Level : Beginner</text:p>
          </table:table-cell>
        </table:table-row>
        <table:table-row table:style-name="Table13.2">
          <table:table-cell table:style-name="Table13.A1" office:value-type="string">
            <text:p text:style-name="P18">Question: What is the output of below code? </text:p>
            <text:p text:style-name="P29">public class Test { </text:p>
            <text:p text:style-name="P37">public static void main(String[] args) { </text:p>
            <text:p text:style-name="P40">int[] array = { 1, 2, 3, 4, 5 }; </text:p>
            <text:p text:style-name="P42">int sum = 0; </text:p>
            <text:p text:style-name="P58">for (int i : array) </text:p>
            <text:p text:style-name="P79">sum += ++i; </text:p>
            <text:p text:style-name="P36">System.out.println(--sum); </text:p>
            <text:p text:style-name="P2">} </text:p>
            <text:p text:style-name="P27">} </text:p>
            <text:p text:style-name="P21">Output :- </text:p>
            <text:p text:style-name="P45">A. 15 </text:p>
            <text:p text:style-name="P47">B. 16 </text:p>
            <text:p text:style-name="P52">C. 20 </text:p>
            <text:p text:style-name="P6">D. 19</text:p>
            <text:p text:style-name="P4">Answer:D</text:p>
          </table:table-cell>
        </table:table-row>
      </table:table>
      <text:p text:style-name="P77"/>
      <text:p text:style-name="P77"/>
      <text:p text:style-name="P55">Page 12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6">Question : 12 Level : Beginner</text:p>
          </table:table-cell>
        </table:table-row>
        <text:soft-page-break/>
        <table:table-row table:style-name="Table14.2">
          <table:table-cell table:style-name="Table14.A1" office:value-type="string">
            <text:p text:style-name="P18">Question: Find Out the correct output of the given code? </text:p>
            <text:p text:style-name="P29">public class MathTest { </text:p>
            <text:p text:style-name="P38">public void main(String[] args) { </text:p>
            <text:p text:style-name="P42">int x = 10 * 10 - 10; </text:p>
            <text:p text:style-name="P35">System.out.println(++x); </text:p>
            <text:p text:style-name="P2">} </text:p>
            <text:p text:style-name="P28">} </text:p>
            <text:p text:style-name="P23">Output :- </text:p>
            <text:p text:style-name="P45">A. 0 </text:p>
            <text:p text:style-name="P47">B. 90 </text:p>
            <text:p text:style-name="P52">C. 91 </text:p>
            <text:p text:style-name="P49"><text:span text:style-name="T1">D. </text:span><text:span text:style-name="T2">Runtime Error</text:span></text:p>
            <text:p text:style-name="P48">Answer:D</text:p>
            <text:p text:style-name="P48">Explanation:in main function static is missing</text:p>
          </table:table-cell>
        </table:table-row>
      </table:table>
      <text:p text:style-name="P77"/>
      <text:p text:style-name="P77"/>
      <text:p text:style-name="P55">Page 13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6">Question : 13 Level : Beginner</text:p>
          </table:table-cell>
        </table:table-row>
        <table:table-row table:style-name="Table15.2">
          <table:table-cell table:style-name="Table15.A1" office:value-type="string">
            <text:p text:style-name="P18">Question: Can we create a user defined immutable class, pick the correct option? </text:p>
            <text:p text:style-name="P21">Output :- </text:p>
            <text:p text:style-name="P45">A. Make the class as final and </text:p>
            <text:p text:style-name="P47">B. Make the data members as private and final. </text:p>
            <text:p text:style-name="P52">C. Both A and B are Correct </text:p>
            <text:p text:style-name="P49"><text:span text:style-name="T1">D. </text:span><text:span text:style-name="T2">None of the above</text:span></text:p>
            <text:p text:style-name="P48">Answer:<text:span text:style-name="T7">B</text:span></text:p>
          </table:table-cell>
        </table:table-row>
      </table:table>
      <text:p text:style-name="P77"/>
      <text:p text:style-name="P77"/>
      <text:p text:style-name="P62">Page 14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6">Question : 14 Level : Beginner</text:p>
            <text:p text:style-name="P17"/>
          </table:table-cell>
        </table:table-row>
        <text:soft-page-break/>
        <table:table-row table:style-name="Table16.2">
          <table:table-cell table:style-name="Table16.A1" office:value-type="string">
            <text:p text:style-name="P18">Question: How to define Vector class?? </text:p>
            <text:p text:style-name="P21">Output :- </text:p>
            <text:p text:style-name="P45">A. Synchronized and Non-serialized </text:p>
            <text:p text:style-name="P47">B. Non-Synchronized and Serialized. </text:p>
            <text:p text:style-name="P52">C. Both A and B are Correct </text:p>
            <text:p text:style-name="P49"><text:span text:style-name="T1">D. </text:span><text:span text:style-name="T2">None of the above</text:span></text:p>
          </table:table-cell>
        </table:table-row>
      </table:table>
      <text:p text:style-name="P77"/>
      <text:p text:style-name="P77"/>
      <text:p text:style-name="P63">Page 15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6">Question : 15 Level : Beginner</text:p>
          </table:table-cell>
        </table:table-row>
        <table:table-row table:style-name="Table17.2">
          <table:table-cell table:style-name="Table17.A1" office:value-type="string">
            <text:p text:style-name="P18">Question: What is the output of the below code? </text:p>
            <text:p text:style-name="P29">public class TestString1 { </text:p>
            <text:p text:style-name="P37">public static void main(String[] args) { </text:p>
            <text:p text:style-name="P34">String str = "420"; </text:p>
            <text:p text:style-name="P80">str += 42; </text:p>
            <text:p text:style-name="P34">System.out.print(str); </text:p>
            <text:p text:style-name="P2">} </text:p>
            <text:p text:style-name="P27">} </text:p>
            <text:p text:style-name="P22">Output :- </text:p>
            <text:p text:style-name="P45">A. 420 </text:p>
            <text:p text:style-name="P47">B. 42042. </text:p>
            <text:p text:style-name="P52">C. Compilation fails </text:p>
            <text:p text:style-name="P49"><text:span text:style-name="T1">D. </text:span><text:span text:style-name="T2">An exception is thrown at runtime</text:span></text:p>
            <text:p text:style-name="P48">Answer:B</text:p>
            <text:p text:style-name="P112">Explanation:String was declared with 420 and <text:span text:style-name="T9">the </text:span>object str was equal to 42 so when the object is called it prints both the values.</text:p>
          </table:table-cell>
        </table:table-row>
      </table:table>
      <text:p text:style-name="P77"/>
      <text:p text:style-name="P77"/>
      <text:p text:style-name="P66">Page 16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Question : 16 Level : Beginner</text:p>
          </table:table-cell>
        </table:table-row>
        <text:soft-page-break/>
        <table:table-row table:style-name="Table18.2">
          <table:table-cell table:style-name="Table18.A1" office:value-type="string">
            <text:p text:style-name="P18">Question: What is the output of the below code? </text:p>
            <text:p text:style-name="P24">class Test { </text:p>
            <text:p text:style-name="P37">public static void main(String[] args) { </text:p>
            <text:p text:style-name="P40">int x = 0; </text:p>
            <text:p text:style-name="P40">int y = 10; </text:p>
            <text:p text:style-name="P74">do { </text:p>
            <text:p text:style-name="P81">y--; </text:p>
            <text:p text:style-name="P82">++x; </text:p>
            <text:p text:style-name="P61">} while (x &lt; 5); </text:p>
            <text:p text:style-name="P34">System.out.print(x + "," + y); </text:p>
            <text:p text:style-name="P2">} </text:p>
            <text:p text:style-name="P27">} </text:p>
            <text:p text:style-name="P21">Output :- </text:p>
            <text:p text:style-name="P45">A. 5, 6 </text:p>
            <text:p text:style-name="P47">B. 5, 5. </text:p>
            <text:p text:style-name="P52">C. 6, 5 </text:p>
            <text:p text:style-name="P49"><text:span text:style-name="T1">D. </text:span><text:span text:style-name="T2">Error</text:span></text:p>
            <text:p text:style-name="P48">Answer:B</text:p>
            <text:p text:style-name="P110"><text:span text:style-name="T14">Explanation:In do while loop the y was decremented </text:span><text:span text:style-name="T15">and </text:span><text:span text:style-name="T14"><text:s/>the x was incremented and in </text:span><text:span text:style-name="T16">while loop will run until x is less than 5.</text:span></text:p>
            <text:p text:style-name="P108"><text:span text:style-name="T17"/></text:p>
            <text:p text:style-name="P108"/>
          </table:table-cell>
        </table:table-row>
      </table:table>
      <text:p text:style-name="P77"/>
      <text:p text:style-name="P77"/>
      <text:p text:style-name="P68">Page 17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6">Question : 17 Level : Beginner</text:p>
          </table:table-cell>
        </table:table-row>
        <text:soft-page-break/>
        <table:table-row table:style-name="Table19.2">
          <table:table-cell table:style-name="Table19.A1" office:value-type="string">
            <text:p text:style-name="P18">Question: What is the output of the below code? </text:p>
            <text:p text:style-name="P24">class Test { </text:p>
            <text:p text:style-name="P37">public static void main(String[] args) { </text:p>
            <text:p text:style-name="P40">int x = 0; </text:p>
            <text:p text:style-name="P40">int y = 10; </text:p>
            <text:p text:style-name="P74">do { </text:p>
            <text:p text:style-name="P81">y--; </text:p>
            <text:p text:style-name="P82">++x; </text:p>
            <text:p text:style-name="P61">} while (x &lt; 5); </text:p>
            <text:p text:style-name="P34">System.out.print(x + "," + y); </text:p>
            <text:p text:style-name="P2">} </text:p>
            <text:p text:style-name="P27">} </text:p>
            <text:p text:style-name="P21">Output :- </text:p>
            <text:p text:style-name="P45">A. 5, 6 </text:p>
            <text:p text:style-name="P47">B. 5, 5. </text:p>
            <text:p text:style-name="P52">C. 6, 5 </text:p>
            <text:p text:style-name="P49"><text:span text:style-name="T1">D. </text:span><text:span text:style-name="T2">Error</text:span></text:p>
            <text:p text:style-name="P48">Answer:B</text:p>
            <text:p text:style-name="P109"><text:span text:style-name="T18">Explanation:In do while loop the y was decremented </text:span><text:span text:style-name="T19">and </text:span><text:span text:style-name="T18"><text:s/>the x was incremented and in while loop will run until x is less than 5.</text:span></text:p>
          </table:table-cell>
        </table:table-row>
      </table:table>
      <text:p text:style-name="P77"/>
      <text:p text:style-name="P77"/>
      <text:p text:style-name="P69">Page 18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6">Question : 18 Level : Beginner</text:p>
          </table:table-cell>
        </table:table-row>
        <text:soft-page-break/>
        <table:table-row table:style-name="Table20.2">
          <table:table-cell table:style-name="Table20.A1" office:value-type="string">
            <text:p text:style-name="P18">Question: What definition exactly match for abstract class? ? </text:p>
            <text:p text:style-name="P21">Output :- </text:p>
            <text:p text:style-name="P45">A. public abstract class A { </text:p>
            <text:p text:style-name="P41">public Bark speak(); </text:p>
            <text:p text:style-name="P83">} </text:p>
            <text:p text:style-name="P51">B. public abstract class A { </text:p>
            <text:p text:style-name="P41">public Bark speak() { </text:p>
            <text:p text:style-name="P85">} </text:p>
            <text:p text:style-name="P83">} </text:p>
            <text:p text:style-name="P54">C. public class A { </text:p>
            <text:p text:style-name="P41">public abstract Bark speak(); </text:p>
            <text:p text:style-name="P83">} </text:p>
            <text:p text:style-name="P9">D. public class A abstract{ </text:p>
            <text:p text:style-name="P41">public abstract Bark speak(); </text:p>
            <text:p text:style-name="P83">}</text:p>
            <text:p text:style-name="P84">Answer:<text:span text:style-name="T9">B</text:span></text:p>
          </table:table-cell>
        </table:table-row>
      </table:table>
      <text:p text:style-name="P77"/>
      <text:p text:style-name="P77"/>
      <text:p text:style-name="P72">Page 19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6">Question : 19 Level : Beginner</text:p>
          </table:table-cell>
        </table:table-row>
        <table:table-row table:style-name="Table21.2">
          <table:table-cell table:style-name="Table21.A1" office:value-type="string">
            <text:p text:style-name="P18">Question: Read the below code and pick correct option? </text:p>
            <text:p text:style-name="P24">class LoopTestDemo { </text:p>
            <text:p text:style-name="P37">public static void main(String[] args) { </text:p>
            <text:p text:style-name="P40">int x = 12; </text:p>
            <text:p text:style-name="P59">while (x &lt; 10) { </text:p>
            <text:p text:style-name="P86">x--; </text:p>
            <text:p text:style-name="P61">} </text:p>
            <text:p text:style-name="P34">System.out.print(x); </text:p>
            <text:p text:style-name="P2">} </text:p>
            <text:p text:style-name="P27">} </text:p>
            <text:p text:style-name="P22">Output :- </text:p>
            <text:p text:style-name="P45">A. 11 </text:p>
            <text:p text:style-name="P47">B. 10 </text:p>
            <text:p text:style-name="P52">C. 12 </text:p>
            <text:p text:style-name="P6">D. 9</text:p>
            <text:p text:style-name="P4">Answer:C</text:p>
            <text:p text:style-name="P103"><text:span text:style-name="T17">Explanation:since if condition is false it executes </text:span></text:p>
            <text:p text:style-name="P103"/>
          </table:table-cell>
        </table:table-row>
      </table:table>
      <text:p text:style-name="P77"><text:soft-page-break/></text:p>
      <text:p text:style-name="P77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6">Question : 20 Level : Beginner</text:p>
          </table:table-cell>
        </table:table-row>
      </table:table>
      <text:p text:style-name="P77"/>
      <text:p text:style-name="P77"/>
      <text:p text:style-name="P75">Page 20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8">Question: Read the below code and pick correct option? </text:p>
            <text:p text:style-name="P24">class BitwiseTestDemo { </text:p>
            <text:p text:style-name="P37">public static void main(String[] args) { </text:p>
            <text:p text:style-name="P40">int x = 5; </text:p>
            <text:p text:style-name="P40">int y = 7; </text:p>
            <text:p text:style-name="P34">System.out.print(((y * 2) % x)); </text:p>
            <text:p text:style-name="P34">System.out.print(" " + (y % x)); </text:p>
            <text:p text:style-name="P2">} </text:p>
            <text:p text:style-name="P1"/>
            <text:p text:style-name="P27">} </text:p>
            <text:p text:style-name="P22">Output :- </text:p>
            <text:p text:style-name="P45">A. 6, 8 </text:p>
            <text:p text:style-name="P47">B. 7, 9 </text:p>
            <text:p text:style-name="P52">C. 4, 6 </text:p>
            <text:p text:style-name="P6">D. 4, 2</text:p>
            <text:p text:style-name="P4">Answer:D</text:p>
          </table:table-cell>
        </table:table-row>
      </table:table>
      <text:p text:style-name="P77"/>
      <text:p text:style-name="P77"/>
      <text:p text:style-name="P55">Page 21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6">Question : 21 Level : Intermediate</text:p>
          </table:table-cell>
        </table:table-row>
        <text:soft-page-break/>
        <table:table-row table:style-name="Table24.2">
          <table:table-cell table:style-name="Table24.A1" office:value-type="string">
            <text:p text:style-name="P18">Question: Read the below code and pick correct option? </text:p>
            <text:p text:style-name="P24">class TestFormatSpecifier { </text:p>
            <text:p text:style-name="P87">static final long num = 343L; </text:p>
            <text:p text:style-name="P87">static long testMethod(long num) { </text:p>
            <text:p text:style-name="P34">System.out.print(++num + " "); </text:p>
            <text:p text:style-name="P88">return ++num; </text:p>
            <text:p text:style-name="P2">} </text:p>
            <text:p text:style-name="P39">public static void main(String[] args) { </text:p>
            <text:p text:style-name="P34">System.out.print(num + " "); </text:p>
            <text:p text:style-name="P59">final long num = 340L; </text:p>
            <text:p text:style-name="P40">new TestString1().testMethod(num); </text:p>
            <text:p text:style-name="P34">System.out.println(num); </text:p>
            <text:p text:style-name="P2">} </text:p>
            <text:p text:style-name="P27">} </text:p>
            <text:p text:style-name="P19">Output :- </text:p>
            <text:p text:style-name="P45">A. 343 340 342 </text:p>
            <text:p text:style-name="P47">B. 343 341 342 </text:p>
            <text:p text:style-name="P52">C. 343 341 340 </text:p>
            <text:p text:style-name="P7"><text:span text:style-name="T2">D. An exception is thrown at runtim</text:span><text:span text:style-name="T3">e</text:span></text:p>
            <text:p text:style-name="P5">Answer:<text:span text:style-name="T9">C</text:span></text:p>
          </table:table-cell>
        </table:table-row>
      </table:table>
      <text:p text:style-name="P77"/>
      <text:p text:style-name="P77"/>
      <text:p text:style-name="P55">Page 22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6">Question : 22 Level : Intermediate</text:p>
          </table:table-cell>
        </table:table-row>
        <text:soft-page-break/>
        <table:table-row table:style-name="Table25.2">
          <table:table-cell table:style-name="Table25.A1" office:value-type="string">
            <text:p text:style-name="P18">Question: Read the below code and pick correct option? </text:p>
            <text:p text:style-name="P29">public class TestBooleanDemo { </text:p>
            <text:p text:style-name="P37">public static void main(String[] args) { </text:p>
            <text:p text:style-name="P40">int x = 5; </text:p>
            <text:p text:style-name="P89">boolean b1 = true; </text:p>
            <text:p text:style-name="P89">boolean b2 = false; </text:p>
            <text:p text:style-name="P42">if ((x == 4) &amp;&amp; !b2) </text:p>
            <text:p text:style-name="P78">System.out.print("1 "); </text:p>
            <text:p text:style-name="P34">System.out.print("2 "); </text:p>
            <text:p text:style-name="P40">if ((b2 = true) &amp;&amp; b1) </text:p>
            <text:p text:style-name="P78">System.out.print("3 "); </text:p>
            <text:p text:style-name="P2">} </text:p>
            <text:p text:style-name="P27">} </text:p>
            <text:p text:style-name="P21">Output :- </text:p>
            <text:p text:style-name="P45">A. 2, 3 </text:p>
            <text:p text:style-name="P47">B. 1, 2 </text:p>
            <text:p text:style-name="P52">C. 3, 2 </text:p>
            <text:p text:style-name="P6">D. An exception is thrown at runtime</text:p>
            <text:p text:style-name="P4">Answer:A</text:p>
            <text:p text:style-name="P105"><text:span text:style-name="T12">Explanation:since if <text:s/></text:span><text:span text:style-name="T13">first </text:span><text:span text:style-name="T12">condition is false <text:s/></text:span><text:span text:style-name="T13">then it is</text:span><text:span text:style-name="T12"> not printed and hence </text:span><text:span text:style-name="T13">2 is</text:span><text:span text:style-name="T12"> <text:s/></text:span><text:span text:style-name="T10">printed ,in if </text:span><text:span text:style-name="T11">second</text:span><text:span text:style-name="T10"> condition is true </text:span><text:span text:style-name="T11">3</text:span><text:span text:style-name="T10"> is printed .</text:span></text:p>
            <text:p text:style-name="P103"><text:span text:style-name="T17"/></text:p>
            <text:p text:style-name="P103"/>
          </table:table-cell>
        </table:table-row>
      </table:table>
      <text:p text:style-name="P77"/>
      <text:p text:style-name="P77"/>
      <text:p text:style-name="P55">Page 23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6">Question : 23 Level : Intermediate</text:p>
          </table:table-cell>
        </table:table-row>
        <text:soft-page-break/>
        <table:table-row table:style-name="Table26.2">
          <table:table-cell table:style-name="Table26.A1" office:value-type="string">
            <text:p text:style-name="P18">Question: Read the below code and pick correct option? </text:p>
            <text:p text:style-name="P29">public class Test { </text:p>
            <text:p text:style-name="P37">public void main(String[] args) { </text:p>
            <text:p text:style-name="P40">int x = 6; </text:p>
            <text:p text:style-name="P40">Test test = new Test(); </text:p>
            <text:p text:style-name="P90">test.doSomething(x); </text:p>
            <text:p text:style-name="P34">System.out.print(" main x = " + x); </text:p>
            <text:p text:style-name="P2">} </text:p>
            <text:p text:style-name="P33">void doSomething(int x) { </text:p>
            <text:p text:style-name="P34">System.out.print(" method x = " + x++); </text:p>
            <text:p text:style-name="P2">} </text:p>
            <text:p text:style-name="P27">} </text:p>
            <text:p text:style-name="P19">Output :- </text:p>
            <text:p text:style-name="P45">A. An exception is thrown at runtime </text:p>
            <text:p text:style-name="P47">B. method x = 6, main x = 6 </text:p>
            <text:p text:style-name="P52">C. method x = 6 main x = 7 </text:p>
            <text:p text:style-name="P6">D. method x = 7 main x = 6</text:p>
            <text:p text:style-name="P4">Answer:A</text:p>
            <text:p text:style-name="P4">Explanation:main method static keyword missing</text:p>
          </table:table-cell>
        </table:table-row>
      </table:table>
      <text:p text:style-name="P77"/>
      <text:p text:style-name="P77"/>
      <text:p text:style-name="P62">Page 24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6">Question : 24 Level : Intermediate</text:p>
          </table:table-cell>
        </table:table-row>
        <table:table-row table:style-name="Table27.2">
          <table:table-cell table:style-name="Table27.A1" office:value-type="string">
            <text:p text:style-name="P18">Question: Read the below code and pick correct option? </text:p>
            <text:p text:style-name="P24">class TernanryTestDemo { </text:p>
            <text:p text:style-name="P37">public static void main(String[] args) { </text:p>
            <text:p text:style-name="P40">int i = 42; <text:s/></text:p>
            <text:p text:style-name="P34">String str = (i &lt; 40) ? "Computer" : (i &gt; 50) ? "Java" : "Everything"; </text:p>
            <text:p text:style-name="P34">System.out.println(str); </text:p>
            <text:p text:style-name="P2">} </text:p>
            <text:p text:style-name="P27">} </text:p>
            <text:p text:style-name="P22">Output :- </text:p>
            <text:p text:style-name="P45">A. An exception is thrown at runtime </text:p>
            <text:p text:style-name="P47">B. Computer </text:p>
            <text:p text:style-name="P52">C. Java </text:p>
            <text:p text:style-name="P6">D. Everything</text:p>
            <text:p text:style-name="P4">Answer:D</text:p>
            <text:p text:style-name="P104">Explanation:it is ternary operator ,both first <text:s/>and second statements are false so third statement is printed.</text:p>
          </table:table-cell>
        </table:table-row>
      </table:table>
      <text:p text:style-name="P77"/>
      <text:p text:style-name="P77"><text:soft-page-break/></text:p>
      <text:p text:style-name="P63">Page 25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6">Question : 25 Level : Intermediate</text:p>
          </table:table-cell>
        </table:table-row>
        <table:table-row table:style-name="Table28.2">
          <table:table-cell table:style-name="Table28.A1" office:value-type="string">
            <text:p text:style-name="P18">Question: Read the below code and pick correct option? </text:p>
            <text:p text:style-name="P24">class TernanryTestDemo { </text:p>
            <text:p text:style-name="P37">public static void main(String[] args) { </text:p>
            <text:p text:style-name="P40">int i = 42; <text:s/></text:p>
            <text:p text:style-name="P34">String str = (i &lt; 40) ? "Computer" : (i &gt; 50) ? "Java" : "Everything"; </text:p>
            <text:p text:style-name="P34">System.out.println(str); </text:p>
            <text:p text:style-name="P2">} </text:p>
            <text:p text:style-name="P27">} </text:p>
            <text:p text:style-name="P21">Output :- </text:p>
            <text:p text:style-name="P45">A. An exception is thrown at runtime </text:p>
            <text:p text:style-name="P47">B. Computer </text:p>
            <text:p text:style-name="P52">C. Java </text:p>
            <text:p text:style-name="P6">D. Everything</text:p>
            <text:p text:style-name="P4">Answer:D</text:p>
            <text:p text:style-name="P104">Explanation:it is ternary operator ,both first <text:s/>and second statements are false so third statement is printed.</text:p>
          </table:table-cell>
        </table:table-row>
      </table:table>
      <text:p text:style-name="P77"/>
      <text:p text:style-name="P77"/>
      <text:p text:style-name="P66">Page 26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6">Question : 26 Level : Beginner</text:p>
          </table:table-cell>
        </table:table-row>
        <text:soft-page-break/>
        <table:table-row table:style-name="Table29.2">
          <table:table-cell table:style-name="Table29.A1" office:value-type="string">
            <text:p text:style-name="P18">Question: Read the below code and pick correct option? </text:p>
            <text:p text:style-name="P24">class ExceptionTestDemo { </text:p>
            <text:p text:style-name="P37">public static void main(String[] args) { </text:p>
            <text:p text:style-name="P91">Float valuePie = new Float(3.14f); </text:p>
            <text:p text:style-name="P90">try { </text:p>
            <text:p text:style-name="P86">if (valuePie &gt; 3) </text:p>
            <text:p text:style-name="P92">System.out.print("Pie value is greater than 3"+", "); </text:p>
            <text:p text:style-name="P93">else </text:p>
            <text:p text:style-name="P95">System.out.print("Pie value is not greater than 3"+", "); </text:p>
            <text:p text:style-name="P61">} catch (Exception e) { </text:p>
            <text:p text:style-name="P94">e.printStackTrace(); </text:p>
            <text:p text:style-name="P61">} finally { </text:p>
            <text:p text:style-name="P78">System.out.println ("Have a nice day."); </text:p>
            <text:p text:style-name="P61">} </text:p>
            <text:p text:style-name="P2">} </text:p>
            <text:p text:style-name="P27">} </text:p>
            <text:p text:style-name="P20">Output :- </text:p>
            <text:p text:style-name="P45">A. Pie value is not greater than 3, Have a nice day. </text:p>
            <text:p text:style-name="P47">B. Pie value is greater than 3, Have a nice day. </text:p>
            <text:p text:style-name="P52">C. Pie value is not greater than 3. </text:p>
            <text:p text:style-name="P6">D. An exception is thrown at runtime.</text:p>
            <text:p text:style-name="P4">Answer:<text:span text:style-name="T20">B</text:span></text:p>
          </table:table-cell>
        </table:table-row>
      </table:table>
      <text:p text:style-name="P77"/>
      <text:p text:style-name="P77"/>
      <text:p text:style-name="P68">Page 27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6">Question : 27 Level : Beginner</text:p>
          </table:table-cell>
        </table:table-row>
        <text:soft-page-break/>
        <table:table-row table:style-name="Table30.2">
          <table:table-cell table:style-name="Table30.A1" office:value-type="string">
            <text:p text:style-name="P18">Question: Read the below code and pick correct option? </text:p>
            <text:p text:style-name="P24">class TernaryDemo { </text:p>
            <text:p text:style-name="P37">public static void main(String[] args) { </text:p>
            <text:p text:style-name="P42">int a = 8; </text:p>
            <text:p text:style-name="P34">System.out.println ("" + (int) ((a &lt; 8) ? 9.9 : 9)); </text:p>
            <text:p text:style-name="P2">} </text:p>
            <text:p text:style-name="P27">} </text:p>
            <text:p text:style-name="P18">Output :- </text:p>
            <text:p text:style-name="P45">A. 9.9 </text:p>
            <text:p text:style-name="P47">B. 0. </text:p>
            <text:p text:style-name="P52">C. 9. </text:p>
            <text:p text:style-name="P6">D. Error.</text:p>
            <text:p text:style-name="P4">Answer:9</text:p>
            <text:p text:style-name="P104">Explanation:it is ternary operator if both statements false then third statement execute.</text:p>
          </table:table-cell>
        </table:table-row>
      </table:table>
      <text:p text:style-name="P77"/>
      <text:p text:style-name="P77"/>
      <text:p text:style-name="P69">Page 28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6">Question : 28 Level : Beginner</text:p>
          </table:table-cell>
        </table:table-row>
        <table:table-row table:style-name="Table31.2">
          <table:table-cell table:style-name="Table31.A1" office:value-type="string">
            <text:p text:style-name="P18">Question: Read the below code and pick correct option? </text:p>
            <text:p text:style-name="P24">class TestDoubleDemo { </text:p>
            <text:p text:style-name="P38">public static long round(double a) { </text:p>
            <text:p text:style-name="P96"><text:s/>if (a != 0x1.fffffffffffffp-2) { </text:p>
            <text:p text:style-name="P96"><text:s text:c="2"/></text:p>
            <text:p text:style-name="P96"><text:s/>return (long)Math.floor(a + 0.5d); </text:p>
            <text:p text:style-name="P96"><text:s/>} else { </text:p>
            <text:p text:style-name="P96"><text:s/>return 0; </text:p>
            <text:p text:style-name="P96"><text:s/>} </text:p>
            <text:p text:style-name="P2">} </text:p>
            <text:p text:style-name="P37">public static void main(String[] args) { </text:p>
            <text:p text:style-name="P40">TestDoubleDemo t = new TestDoubleDemo(); </text:p>
            <text:p text:style-name="P90">t.round(2.5); </text:p>
            <text:p text:style-name="P2">} </text:p>
            <text:p text:style-name="P27">} </text:p>
            <text:p text:style-name="P19">Output :- </text:p>
            <text:p text:style-name="P45">A. 3 </text:p>
            <text:p text:style-name="P47">B. 0. </text:p>
            <text:p text:style-name="P52">C. -1. </text:p>
            <text:p text:style-name="P6">D. None of the above.</text:p>
            <text:p text:style-name="P4">Answer:D</text:p>
            <text:p text:style-name="P4"/>
          </table:table-cell>
        </table:table-row>
      </table:table>
      <text:p text:style-name="P77"><text:soft-page-break/></text:p>
      <text:p text:style-name="P77"/>
      <text:p text:style-name="P72">Page 29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6">Question : 29 Level : Beginner</text:p>
          </table:table-cell>
        </table:table-row>
        <table:table-row table:style-name="Table32.2">
          <table:table-cell table:style-name="Table32.A1" office:value-type="string">
            <text:p text:style-name="P18">Question: Create a parent class as below </text:p>
            <text:p text:style-name="P24">class A { </text:p>
            <text:p text:style-name="P37">private int a = 0; </text:p>
            <text:p text:style-name="P26">} </text:p>
            <text:p text:style-name="P31">Which one is tightly encapsulated in the below options </text:p>
            <text:p text:style-name="P19">Output :- </text:p>
            <text:p text:style-name="P45">A. class B extends A { </text:p>
            <text:p text:style-name="P97"><text:s/>int a = 0; </text:p>
            <text:p text:style-name="P83">} </text:p>
            <text:p text:style-name="P51">B. class C extends A { </text:p>
            <text:p text:style-name="P97"><text:s/>private int a = 0; </text:p>
            <text:p text:style-name="P83">} </text:p>
            <text:p text:style-name="P54">C. class B extends A { </text:p>
            <text:p text:style-name="P97"><text:s/>static int a = 0; </text:p>
            <text:p text:style-name="P83">} </text:p>
            <text:p text:style-name="P9">D. class C extends A { </text:p>
            <text:p text:style-name="P97"><text:s/>final int a = 0; </text:p>
            <text:p text:style-name="P83">}</text:p>
            <text:p text:style-name="P84">Answer:B</text:p>
          </table:table-cell>
        </table:table-row>
      </table:table>
      <text:p text:style-name="P77"/>
      <text:p text:style-name="P77"/>
      <text:p text:style-name="P75">Page 30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6">Question : 30 Level : Beginner</text:p>
          </table:table-cell>
        </table:table-row>
        <text:soft-page-break/>
        <table:table-row table:style-name="Table33.2">
          <table:table-cell table:style-name="Table33.A1" office:value-type="string">
            <text:p text:style-name="P18">Question: Cyclic inheritance allowed in Java or Not?? <text:s/></text:p>
            <text:p text:style-name="P24">class A extends B { </text:p>
            <text:p text:style-name="P98">// some methods </text:p>
            <text:p text:style-name="P27">} </text:p>
            <text:p text:style-name="P24">class B extends A { </text:p>
            <text:p text:style-name="P98">// some methods </text:p>
            <text:p text:style-name="P27">} </text:p>
            <text:p text:style-name="P46">A. No, Not Allowed. </text:p>
            <text:p text:style-name="P51">B. Yes, Definitely Allowed. <text:s/></text:p>
            <text:p text:style-name="P54">C. With Some condition, Allowed </text:p>
            <text:p text:style-name="P9">D. None of the Above</text:p>
            <text:p text:style-name="P10">Answer:A</text:p>
          </table:table-cell>
        </table:table-row>
      </table:table>
      <text:p text:style-name="P77"/>
      <text:p text:style-name="P77"/>
      <text:p text:style-name="P55">Page 31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6">Question : 31 Level : Beginner</text:p>
          </table:table-cell>
        </table:table-row>
        <text:soft-page-break/>
        <table:table-row table:style-name="Table34.2">
          <table:table-cell table:style-name="Table34.A1" office:value-type="string">
            <text:p text:style-name="P18">Question: Read the below code and find correct output? <text:s/></text:p>
            <text:p text:style-name="P29">public class Main { </text:p>
            <text:p text:style-name="P38">public static void main(String[] args) { </text:p>
            <text:p text:style-name="P40">Integer x = 400, y = 400; </text:p>
            <text:p text:style-name="P40">if (x == y) </text:p>
            <text:p text:style-name="P78">System.out.println("Number is Same"); </text:p>
            <text:p text:style-name="P74">else </text:p>
            <text:p text:style-name="P78">System.out.println("Number is Not Same"); </text:p>
            <text:p text:style-name="P2">} </text:p>
            <text:p text:style-name="P27">} </text:p>
            <text:p text:style-name="P45">A. Number is Same </text:p>
            <text:p text:style-name="P51">B. Number is Not Same </text:p>
            <text:p text:style-name="P54">C. Runtime Exception </text:p>
            <text:p text:style-name="P11">D. None of the Above</text:p>
            <text:p text:style-name="P12">Answer:B</text:p>
          </table:table-cell>
        </table:table-row>
      </table:table>
      <text:p text:style-name="P77"/>
      <text:p text:style-name="P77"/>
      <text:p text:style-name="P55">Page 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2.145cm" fo:margin-bottom="1.803cm" fo:margin-left="1.799cm" fo:margin-right="1.757cm" style:writing-mode="lr-tb" style:layout-grid-color="#c0c0c0" style:layout-grid-lines="2572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date>2021-10-08T14:23:39.531000000</dc:date>
    <meta:editing-duration>PT1H4M24S</meta:editing-duration>
    <meta:editing-cycles>4</meta:editing-cycles>
    <meta:document-statistic meta:table-count="34" meta:image-count="0" meta:object-count="0" meta:page-count="24" meta:paragraph-count="573" meta:word-count="2353" meta:character-count="12697" meta:non-whitespace-character-count="10455"/>
  </office:meta>
</office:document-meta>
</file>